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fo:wrap-option="wrap" fo:border-left="0.002cm solid #000000" fo:border-right="0.035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 style:text-underline-style="none" style:text-underline-type="none" style:text-underline-width="none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fo:wrap-option="wrap" fo:border-left="0.002cm solid #000000" fo:border-right="0.035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 style:text-underline-style="none" style:text-underline-type="none" style:text-underline-width="none"/>
    </style:style>
    <style:style style:name="ce3" style:family="table-cell" style:parent-style-name="Default">
      <style:table-cell-properties fo:border-bottom="0.002cm solid #000000" style:text-align-source="fix" fo:wrap-option="wrap" fo:border-left="0.035cm solid #000000" fo:border-right="0.035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 style:text-underline-style="none" style:text-underline-type="none" style:text-underline-width="none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fo:wrap-option="wrap" fo:border-left="0.035cm solid #000000" fo:border-right="0.035cm solid #000000" fo:border-top="0.002cm solid #000000" style:vertical-align="middle" style:repeat-content="false"/>
      <style:paragraph-properties fo:text-align="start" fo:margin-left="0cm"/>
      <style:text-properties fo:color="#000000" style:font-name="Times New Roman" fo:font-size="8pt" fo:font-style="normal" style:text-underline-style="none" style:text-underline-type="none" style:text-underline-width="none"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fo:wrap-option="wrap" fo:border-left="0.035cm solid #000000" fo:border-right="0.035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 style:text-underline-style="none" style:text-underline-type="none" style:text-underline-width="none"/>
    </style:style>
    <style:style style:name="ce6" style:family="table-cell" style:parent-style-name="Default">
      <style:table-cell-properties fo:border-bottom="0.002cm solid #000000" style:text-align-source="fix" fo:wrap-option="wrap" fo:border-left="0.035cm solid #000000" fo:border-right="0.035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 style:text-underline-style="none" style:text-underline-type="none" style:text-underline-width="none" style:font-name-asian="Times New Roman1" style:font-size-asian="6.80000019073486pt" style:font-name-complex="Times New Roman1" style:font-size-complex="8pt"/>
    </style:style>
    <style:style style:name="ce7" style:family="table-cell" style:parent-style-name="Default">
      <style:table-cell-properties fo:border-bottom="0.002cm solid #000000" style:text-align-source="fix" fo:wrap-option="wrap" fo:border-left="0.002cm solid #000000" fo:border-right="none" fo:border-top="0.002cm solid #000000" style:vertical-align="top" style:repeat-content="false"/>
      <style:paragraph-properties fo:text-align="start"/>
      <style:text-properties fo:color="#000000" style:text-outline="false" style:font-name="Times New Roman" fo:font-size="8pt" fo:font-style="normal" fo:text-shadow="none" style:text-underline-style="none" style:text-underline-type="none" style:text-underline-width="none" fo:font-weight="bold" style:text-underline-mode="continuous" style:text-line-through-mode="continuous" style:font-name-asian="Arial Unicode MS" style:font-size-asian="6.80000019073486pt" style:font-style-asian="normal" style:font-weight-asian="normal" style:font-name-complex="Tahoma" style:font-size-complex="8pt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-bottom="0.002cm solid #000000" style:text-align-source="fix" fo:wrap-option="wrap" fo:border-left="0.035cm solid #000000" fo:border-right="0.035cm solid #000000" fo:border-top="0.002cm solid #000000" style:vertical-align="top" style:repeat-content="false"/>
      <style:paragraph-properties fo:text-align="start"/>
      <style:text-properties fo:color="#000000" style:text-outline="false" style:font-name="Times New Roman" fo:font-size="8pt" fo:font-style="normal" fo:text-shadow="none" style:text-underline-style="none" style:text-underline-type="none" style:text-underline-width="none" fo:font-weight="normal" style:text-underline-mode="continuous" style:text-line-through-mode="continuous" style:font-name-asian="SimSun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2cm solid #000000" style:text-align-source="fix" fo:wrap-option="wrap" fo:border-left="0.035cm solid #000000" fo:border-right="0.035cm solid #000000" fo:border-top="0.002cm solid #000000" style:vertical-align="top" style:repeat-content="false"/>
      <style:paragraph-properties fo:text-align="start"/>
      <style:text-properties fo:color="#000000" style:text-outline="false" style:font-name="Times New Roman" fo:font-size="8pt" fo:font-style="normal" fo:text-shadow="none" style:text-underline-style="none" style:text-underline-type="none" style:text-underline-width="none" fo:font-weight="normal" style:text-underline-mode="continuous" style:text-line-through-mode="continuous" style:font-name-asian="SimSun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style:text-align-source="fix" fo:wrap-option="wrap" fo:border-left="0.002cm solid #000000" fo:border-right="none" fo:border-top="0.002cm solid #000000" style:vertical-align="top" style:repeat-content="false"/>
      <style:paragraph-properties fo:text-align="start"/>
      <style:text-properties fo:color="#000000" style:text-outline="false" style:font-name="Times New Roman" fo:font-size="8pt" fo:font-style="normal" fo:text-shadow="none" style:text-underline-style="none" style:text-underline-type="none" style:text-underline-width="none" fo:font-weight="bold" style:text-underline-mode="continuous" style:text-line-through-mode="continuous" style:font-name-asian="Times New Roman1" style:font-size-asian="6.80000019073486pt" style:font-style-asian="normal" style:font-weight-asian="bold" style:font-name-complex="Times New Roman1" style:font-size-complex="6.80000019073486pt" style:font-style-complex="normal" style:font-weight-complex="bold" style:text-emphasize="none" style:font-relief="none"/>
    </style:style>
    <style:style style:name="ce11" style:family="table-cell" style:parent-style-name="Default">
      <style:table-cell-properties fo:border-bottom="0.002cm solid #000000" style:text-align-source="fix" fo:wrap-option="wrap" fo:border-left="0.002cm solid #000000" fo:border-right="none" fo:border-top="0.002cm solid #000000" style:vertical-align="top" style:repeat-content="false"/>
      <style:paragraph-properties fo:text-align="start"/>
      <style:text-properties fo:color="#000000" style:text-outline="false" style:font-name="Times New Roman" fo:font-size="8pt" fo:font-style="normal" fo:text-shadow="none" style:text-underline-style="none" style:text-underline-type="none" style:text-underline-width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ce12" style:family="table-cell" style:parent-style-name="Default">
      <style:table-cell-properties fo:border-bottom="0.002cm solid #000000" style:text-align-source="fix" fo:wrap-option="wrap" fo:border-left="0.035cm solid #000000" fo:border-right="0.035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italic" style:text-underline-style="none" style:text-underline-type="none" style:text-underline-width="none" style:font-style-asian="italic" style:font-style-complex="italic"/>
    </style:style>
    <style:style style:name="ce13" style:family="table-cell" style:parent-style-name="Default">
      <style:table-cell-properties style:text-align-source="fix" fo:wrap-option="wrap" style:vertical-align="top" style:repeat-content="false"/>
      <style:paragraph-properties fo:text-align="start"/>
      <style:text-properties fo:color="#000000" style:font-name="Times New Roman" fo:font-size="8pt" style:text-underline-style="none" style:text-underline-type="none" style:text-underline-width="none"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fo:wrap-option="wrap" fo:border-left="0.035cm solid #000000" fo:border-right="0.002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 style:text-underline-style="none" style:text-underline-type="none" style:text-underline-width="none"/>
    </style:style>
    <style:style style:name="T1" style:family="text">
      <style:text-properties style:text-underline-style="solid" style:text-underline-type="single" style:text-underline-width="auto" style:text-underline-color="font-color" fo:font-weight="normal" style:font-weight-asian="normal" style:font-weight-complex="normal"/>
    </style:style>
    <style:style style:name="T2" style:family="text">
      <style:text-properties style:use-window-font-color="true" style:text-outline="false" style:text-position="0% 100%" style:font-name="Times New Roman1" fo:font-size="8pt" fo:letter-spacing="normal" fo:language="none" fo:country="none" fo:font-style="italic" fo:text-shadow="none" style:text-underline-style="solid" style:text-underline-type="single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italic" style:font-weight-asian="normal" style:font-name-complex="Times New Roman1" style:font-size-complex="8pt" style:language-complex="none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1" fo:font-size="8pt" fo:letter-spacing="normal" fo:language="none" fo:country="none" fo:font-style="italic" fo:text-shadow="none" style:text-underline-style="solid" style:text-underline-type="single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position="0% 100%" style:font-name="Times New Roman1" fo:font-size="8pt" fo:letter-spacing="normal" fo:language="none" fo:country="none" fo:font-style="italic" fo:text-shadow="none" style:text-underline-style="solid" style:text-underline-type="single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italic" style:font-weight-asian="normal" style:font-name-complex="Times New Roman1" style:font-size-complex="8pt" style:language-complex="none" style:country-complex="none" style:font-style-complex="italic" style:font-weight-complex="normal" style:text-emphasize="none" style:text-scale="100%" style:font-relief="none"/>
    </style:style>
    <style:style style:name="T5" style:family="text">
      <style:text-properties fo:font-style="italic" style:text-underline-style="solid" style:text-underline-type="single" style:text-underline-width="auto" style:text-underline-color="font-color" style:font-style-asian="italic" style:font-style-complex="italic"/>
    </style:style>
    <style:style style:name="T6" style:family="text">
      <style:text-properties style:use-window-font-color="true" style:text-outline="false" style:text-position="0% 100%" style:font-name="Times New Roman1" fo:font-size="8pt" fo:letter-spacing="normal" fo:language="none" fo:country="none" fo:font-style="normal" fo:text-shadow="none" style:text-underline-style="none" style:text-underline-type="none" style:text-underline-width="none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normal" style:font-weight-asian="normal" style:font-name-complex="Times New Roman1" style:font-size-complex="8pt" style:language-complex="none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position="0% 100%" style:font-name="Times New Roman1" fo:font-size="8pt" fo:letter-spacing="normal" fo:language="none" fo:country="none" fo:font-style="italic" fo:text-shadow="none" style:text-underline-style="solid" style:text-underline-type="single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position="0% 100%" style:font-name="Times New Roman1" fo:font-size="8pt" fo:letter-spacing="normal" fo:language="none" fo:country="none" fo:font-style="italic" fo:text-shadow="none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position="0% 100%" style:font-name="Times New Roman1" fo:font-size="10pt" fo:letter-spacing="normal" fo:language="none" fo:country="none" fo:font-style="normal" fo:text-shadow="none" style:text-underline-style="none" style:text-underline-type="none" style:text-underline-width="none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normal" style:font-weight-asian="normal" style:font-name-complex="Times New Roman1" style:font-size-complex="10pt" style:language-complex="none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position="0% 100%" style:font-name="Times New Roman1" fo:font-size="8pt" fo:letter-spacing="normal" fo:language="none" fo:country="none" fo:font-style="normal" fo:text-shadow="none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normal" style:font-weight-asian="normal" style:font-name-complex="Times New Roman1" style:font-size-complex="8pt" style:language-complex="none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position="0% 100%" style:font-name="Times New Roman1" fo:font-size="12pt" fo:letter-spacing="normal" fo:language="none" fo:country="none" fo:font-style="normal" fo:text-shadow="none" style:text-underline-style="none" style:text-underline-type="none" style:text-underline-width="none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normal" style:font-weight-asian="normal" style:font-name-complex="Times New Roman1" style:font-size-complex="12pt" style:language-complex="none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font-name="Times New Roman1" fo:font-size="12pt"/>
    </style:style>
    <style:style style:name="T13" style:family="text">
      <style:text-properties style:use-window-font-color="true" style:text-outline="false" style:text-position="0% 100%" style:font-name="Times New Roman1" fo:font-size="8pt" fo:letter-spacing="normal" fo:language="ru" fo:country="RU" fo:font-style="italic" fo:text-shadow="none" style:text-underline-style="solid" style:text-underline-type="single" style:text-underline-width="auto" style:text-underline-color="font-color" fo:font-weight="normal" style:text-underline-mode="continuous" style:text-line-through-mode="continuous" style:letter-kerning="false" style:font-name-asian="Arial Unicode MS" style:font-size-asian="6.80000019073486pt" style:language-asian="none" style:country-asian="none" style:font-style-asian="italic" style:font-weight-asian="normal" style:font-name-complex="Tahoma" style:font-size-complex="8pt" style:language-complex="none" style:country-complex="none" style:font-style-complex="italic" style:font-weight-complex="normal" style:text-emphasize="none" style:text-scale="100%" style:font-relief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type="single" style:text-underline-width="auto" style:text-underline-color="font-color"/>
    </style:style>
    <style:style style:name="T16" style:family="text">
      <style:text-properties fo:font-style="italic" style:text-underline-style="solid" style:text-underline-type="single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use-window-font-color="true" style:text-outline="false" style:text-position="0% 100%" style:font-name="Times New Roman1" fo:font-size="8pt" fo:letter-spacing="normal" fo:language="none" fo:country="none" fo:font-style="normal" fo:text-shadow="none" style:text-underline-style="none" style:text-underline-type="none" style:text-underline-width="none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normal" style:font-weight-asian="normal" style:font-name-complex="Times New Roman1" style:font-size-complex="12pt" style:language-complex="none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font-style="normal" style:text-underline-style="solid" style:text-underline-type="sing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text-outline="false" style:text-position="0% 100%" style:font-name="Times New Roman1" fo:font-size="10pt" fo:letter-spacing="normal" fo:language="none" fo:country="none" fo:font-style="italic" fo:text-shadow="none" style:text-underline-style="solid" style:text-underline-type="single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position="0% 100%" style:font-name="Times New Roman1" fo:font-size="8pt" fo:letter-spacing="normal" fo:language="none" fo:country="none" fo:font-style="normal" fo:text-shadow="none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normal" style:font-weight-asian="normal" style:font-name-complex="Times New Roman1" style:font-size-complex="12pt" style:language-complex="none" style:country-complex="none" style:font-style-complex="normal" style:font-weight-complex="normal" style:text-emphasize="none" style:text-scale="100%" style:font-relief="none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54" table:default-cell-style-name="ce5"/>
        <table:table-column table:style-name="co1" table:default-cell-style-name="ce14"/>
        <table:table-row table:style-name="ro1">
          <table:table-cell table:style-name="ce1">
            <text:p>Специализации философов уровни реальности</text:p>
          </table:table-cell>
          <table:table-cell table:style-name="ce3">
            <text:p>Философы от пространства</text:p>
          </table:table-cell>
          <table:table-cell table:style-name="ce3">
            <text:p>Философы от <text:s/>времени</text:p>
          </table:table-cell>
          <table:table-cell table:style-name="ce3">
            <text:p>Материалисты</text:p>
          </table:table-cell>
          <table:table-cell table:style-name="ce3">
            <text:p>Философы от биологии</text:p>
          </table:table-cell>
          <table:table-cell table:style-name="ce3">
            <text:p>Социальные философы</text:p>
          </table:table-cell>
          <table:table-cell table:style-name="ce7">
            <text:p>Философы от культуры</text:p>
          </table:table-cell>
          <table:table-cell table:style-name="ce10">
            <text:p>Политические философы</text:p>
          </table:table-cell>
          <table:table-cell table:style-name="ce11">
            <text:p>Философы от бизнеса</text:p>
          </table:table-cell>
          <table:table-cell table:style-name="ce11">
            <text:p>Идеологи, <text:s/>философы- идеалисты</text:p>
          </table:table-cell>
          <table:table-cell table:style-name="ce11">
            <text:p>Информационные философы</text:p>
          </table:table-cell>
          <table:table-cell table:style-name="ce13">
            <text:p>Философствующие обыватели</text:p>
          </table:table-cell>
          <table:table-cell table:style-name="ce13">
            <text:p>Философствующие сексологи</text:p>
          </table:table-cell>
          <table:table-cell table:style-name="ce13">
            <text:p>Философствующие колдуны и ведьмы</text:p>
          </table:table-cell>
          <table:table-cell table:number-columns-repeated="242"/>
        </table:table-row>
        <table:table-row table:style-name="ro1">
          <table:table-cell table:style-name="ce1">
            <text:p>Пространство</text:p>
          </table:table-cell>
          <table:table-cell table:style-name="ce4">
            <text:p>Философия пространства, <text:s text:c="6"/><text:span text:style-name="T1">астрономия, </text:span><text:span text:style-name="T1">разного рода </text:span><text:span text:style-name="T1">географии, </text:span><text:span text:style-name="T1">топология</text:span></text:p>
          </table:table-cell>
          <table:table-cell>
            <text:p>Пространства, меняющиеся во времени <text:s text:c="11"/><text:span text:style-name="T5">меры, единицы </text:span><text:span text:style-name="T5">измерения</text:span></text:p>
          </table:table-cell>
          <table:table-cell>
            <text:p>Материальные пространства <text:s text:c="2"/><text:span text:style-name="T2">размеры и форма </text:span><text:span text:style-name="T2">материальных </text:span><text:span text:style-name="T2">объектов,</text:span></text:p>
            <text:p><text:span text:style-name="T3">расстояния между </text:span><text:span text:style-name="T3">материальными </text:span><text:span text:style-name="T3">объектами</text:span><text:span text:style-name="T8">, </text:span></text:p>
          </table:table-cell>
          <table:table-cell>
            <text:p>Биологические пространства <text:s text:c="2"/><text:span text:style-name="T2">размеры и форма </text:span><text:span text:style-name="T2">биологических </text:span><text:span text:style-name="T2">объектов.расстоян</text:span><text:span text:style-name="T2">ия между </text:span><text:span text:style-name="T2">биологическими </text:span><text:span text:style-name="T2">объектам,</text:span></text:p>
          </table:table-cell>
          <table:table-cell>
            <text:p>Социальные пространства <text:span text:style-name="T2">размеры и форма </text:span><text:span text:style-name="T2">объектов </text:span><text:span text:style-name="T2">социальной </text:span><text:span text:style-name="T2">реальности, </text:span><text:span text:style-name="T2">расстояния между </text:span><text:span text:style-name="T2">ними, пути </text:span><text:span text:style-name="T2">сообщения <text:s/></text:span></text:p>
          </table:table-cell>
          <table:table-cell>
            <text:p>Культурные пространства <text:span text:style-name="T13">размеры и форма </text:span><text:span text:style-name="T13">объектов </text:span><text:span text:style-name="T13">культурной </text:span><text:span text:style-name="T13">реальности, </text:span><text:span text:style-name="T13">расстояния между </text:span><text:span text:style-name="T13">ними</text:span></text:p>
          </table:table-cell>
          <table:table-cell>
            <text:p>Политические пространства <text:span text:style-name="T2">пространство </text:span><text:span text:style-name="T2">власти, границы </text:span><text:span text:style-name="T2">власти, </text:span><text:span text:style-name="T2">политические </text:span><text:span text:style-name="T2">центры и </text:span><text:span text:style-name="T2">периферия, </text:span><text:span text:style-name="T2">размеры <text:s/></text:span><text:span text:style-name="T2">политических </text:span><text:span text:style-name="T2">объектов</text:span></text:p>
          </table:table-cell>
          <table:table-cell>
            <text:p>Предпринимательские пространства <text:span text:style-name="T2">места деловой </text:span><text:span text:style-name="T2">активности</text:span></text:p>
          </table:table-cell>
          <table:table-cell>
            <text:p>Идеальные пространства <text:span text:style-name="T2">места поклонения, <text:s/></text:span><text:span text:style-name="T2"><text:s/>сакральные <text:s/>и </text:span><text:span text:style-name="T2">ритуальные <text:s/></text:span><text:span text:style-name="T2">пространства </text:span></text:p>
          </table:table-cell>
          <table:table-cell>
            <text:p>Информационные пространства <text:s text:c="3"/><text:span text:style-name="T5">о</text:span><text:span text:style-name="T2">хват аудитории, <text:s/></text:span><text:span text:style-name="T2">структура </text:span><text:span text:style-name="T2">информ. </text:span><text:span text:style-name="T2">пространства</text:span></text:p>
          </table:table-cell>
          <table:table-cell>
            <text:p>Бытовые пространства <text:s text:c="2"/><text:span text:style-name="T2">пространство </text:span><text:span text:style-name="T2">быта и бытовых </text:span><text:span text:style-name="T2">отношений, его </text:span><text:span text:style-name="T2">размеры и формы </text:span></text:p>
          </table:table-cell>
          <table:table-cell>
            <text:p>Сексуальные пространства <text:s/><text:span text:style-name="T2">пространство <text:s/></text:span><text:span text:style-name="T2">сексуальных </text:span><text:span text:style-name="T2">отношений, </text:span><text:span text:style-name="T2">размеры и форма </text:span><text:span text:style-name="T2">сексуальных </text:span><text:span text:style-name="T2">объектов</text:span></text:p>
          </table:table-cell>
          <table:table-cell>
            <text:p>Магические пространства <text:span text:style-name="T2">пространства, </text:span><text:span text:style-name="T2">наполненные </text:span><text:span text:style-name="T2">мистическим </text:span><text:span text:style-name="T2">смыслом, </text:span><text:span text:style-name="T2">волшебные </text:span><text:span text:style-name="T2">пространства, </text:span><text:span text:style-name="T2">размеры и форма </text:span><text:span text:style-name="T2">магических </text:span><text:span text:style-name="T2">объектов</text:span></text:p>
          </table:table-cell>
          <table:table-cell table:number-columns-repeated="242"/>
        </table:table-row>
        <table:table-row table:style-name="ro1">
          <table:table-cell table:style-name="ce1">
            <text:p>Время</text:p>
          </table:table-cell>
          <table:table-cell>
            <text:p>Локальное время</text:p>
          </table:table-cell>
          <table:table-cell table:style-name="ce3">
            <text:p>Философия времени <text:s/><text:span text:style-name="T1">хронология, </text:span><text:span text:style-name="T1">хронометрия, </text:span><text:span text:style-name="T1">естественная и </text:span><text:span text:style-name="T1">социальная </text:span><text:span text:style-name="T1">истории</text:span></text:p>
          </table:table-cell>
          <table:table-cell>
            <text:p>Материализованное время <text:s text:c="7"/><text:span text:style-name="T2">возраст </text:span><text:span text:style-name="T2">материальных </text:span><text:span text:style-name="T2">объектов, часы как </text:span><text:span text:style-name="T2">материализованно</text:span><text:span text:style-name="T2">е время, </text:span></text:p>
            <text:p><text:span text:style-name="T3">Разметка времени </text:span><text:span text:style-name="T3">через изменение </text:span><text:span text:style-name="T3">материальных </text:span><text:span text:style-name="T3">объектов</text:span></text:p>
          </table:table-cell>
          <table:table-cell>
            <text:p>Биологическое время <text:s text:c="10"/><text:span text:style-name="T2">возраст </text:span><text:span text:style-name="T2">биологических </text:span><text:span text:style-name="T2">объектов, </text:span><text:span text:style-name="T2">биологические </text:span><text:span text:style-name="T2">часы, биоритмы</text:span></text:p>
            <text:p><text:span text:style-name="T2">поколения, время </text:span><text:span text:style-name="T2">жизни, возрасты </text:span><text:span text:style-name="T2">жизни.</text:span></text:p>
            <text:p><text:span text:style-name="T3">Биологические — </text:span><text:span text:style-name="T3">геологические </text:span><text:span text:style-name="T3">эпохи <text:s/>как </text:span><text:span text:style-name="T3">разметка времен</text:span></text:p>
          </table:table-cell>
          <table:table-cell>
            <text:p>Социальное время <text:s/><text:span text:style-name="T10">в</text:span><text:span text:style-name="T2">озраст </text:span><text:span text:style-name="T2">социальных </text:span><text:span text:style-name="T2">объектов, линейное </text:span><text:span text:style-name="T2">время - </text:span><text:span text:style-name="T2">календарное, </text:span><text:span text:style-name="T2">циклическое время </text:span><text:span text:style-name="T2">— времена года,</text:span></text:p>
            <text:p><text:span text:style-name="T3">поколения, </text:span><text:span text:style-name="T3">формации, </text:span><text:span text:style-name="T3">события и </text:span><text:span text:style-name="T3">происшествия как </text:span><text:span text:style-name="T3">разметка времени </text:span><text:span text:style-name="T3">(до войны и после </text:span><text:span text:style-name="T3">войны). Сутки, </text:span><text:span text:style-name="T3">недели, месяцы, </text:span><text:span text:style-name="T3">годы, столетия</text:span></text:p>
          </table:table-cell>
          <table:table-cell>
            <text:p>Культурное время <text:span text:style-name="T2">культурный </text:span><text:span text:style-name="T2">возраст, </text:span><text:span text:style-name="T2">культурное время </text:span><text:span text:style-name="T2">(эпохи культуры)</text:span></text:p>
          </table:table-cell>
          <table:table-cell>
            <text:p>Политическое время <text:s text:c="10"/><text:span text:style-name="T2">возраст </text:span><text:span text:style-name="T2">политических </text:span><text:span text:style-name="T2">объектов, </text:span><text:span text:style-name="T2">политические </text:span><text:span text:style-name="T2">эпохи,</text:span></text:p>
            <text:p><text:span text:style-name="T2">режимы власти,</text:span></text:p>
            <text:p><text:span text:style-name="T3">циклы выборов, </text:span><text:span text:style-name="T3">династическое </text:span><text:span text:style-name="T3">время и пр.</text:span></text:p>
          </table:table-cell>
          <table:table-cell>
            <text:p>Время бизнеса <text:s/><text:span text:style-name="T2">деловое время </text:span><text:span text:style-name="T2">(оборот времени- </text:span><text:span text:style-name="T2">капитала), время </text:span><text:span text:style-name="T2">кредитов, </text:span><text:span text:style-name="T2">экономические </text:span><text:span text:style-name="T2">циклы</text:span></text:p>
          </table:table-cell>
          <table:table-cell>
            <text:p>Идеальное (сакральное) время <text:span text:style-name="T2">Исторические и </text:span><text:span text:style-name="T2">культурные даты, </text:span><text:span text:style-name="T2">праздники, <text:s/>юбилеи </text:span><text:span text:style-name="T2">и годовщины как </text:span><text:span text:style-name="T2">разметка времени</text:span><text:span text:style-name="T10">. <text:s/></text:span></text:p>
          </table:table-cell>
          <table:table-cell>
            <text:p>Информационное время <text:s text:c="13"/><text:span text:style-name="T2">время подачи и </text:span><text:span text:style-name="T2">сбора информации, </text:span><text:span text:style-name="T2">время хранения </text:span><text:span text:style-name="T2">информации, </text:span><text:span text:style-name="T2">возраст </text:span><text:span text:style-name="T2">информации, </text:span><text:span text:style-name="T2">программы </text:span><text:span text:style-name="T2">вещания,</text:span></text:p>
          </table:table-cell>
          <table:table-cell>
            <text:p>Бытовое время <text:s text:c="2"/><text:span text:style-name="T2">утро, день вечер, </text:span><text:span text:style-name="T2">сегодня -завтра, </text:span><text:span text:style-name="T2">давно и вчера, на </text:span><text:span text:style-name="T2">той неделе и в </text:span><text:span text:style-name="T2">прошлом году. </text:span><text:span text:style-name="T2">Рабочее время и </text:span><text:span text:style-name="T2">время отдыха</text:span></text:p>
          </table:table-cell>
          <table:table-cell>
            <text:p>Сексуальное время <text:span text:style-name="T2">время сексуальных </text:span><text:span text:style-name="T2">отношений </text:span></text:p>
          </table:table-cell>
          <table:table-cell>
            <text:p>Магическое время <text:s/><text:span text:style-name="T20">в</text:span><text:span text:style-name="T3">ремя колдовства, </text:span><text:span text:style-name="T3">трансформированн</text:span><text:span text:style-name="T3">ое время (будущее-</text:span><text:span text:style-name="T3">прошлое), </text:span><text:span text:style-name="T3">предсказания, </text:span><text:span text:style-name="T3">прозрения и </text:span><text:span text:style-name="T3">видение прошлог</text:span><text:span text:style-name="T21">о</text:span></text:p>
          </table:table-cell>
          <table:table-cell table:number-columns-repeated="242"/>
        </table:table-row>
        <table:table-row table:style-name="ro1">
          <table:table-cell table:style-name="ce1">
            <text:p>Материальная реальность</text:p>
          </table:table-cell>
          <table:table-cell>
            <text:p>Распределенная в пространстве материальная реальность <text:span text:style-name="T2">материки, </text:span><text:span text:style-name="T2">атмосфера, </text:span><text:span text:style-name="T2">океаны, острова, </text:span><text:span text:style-name="T2">горы, пустыни , </text:span><text:span text:style-name="T2">рельеф, и прочее. </text:span></text:p>
            <text:p><text:span text:style-name="T3">интерьер и </text:span><text:span text:style-name="T3">экстерьер,</text:span></text:p>
            <text:p><text:span text:style-name="T3">вещи в широком </text:span><text:span text:style-name="T3">смысле</text:span></text:p>
          </table:table-cell>
          <table:table-cell>
            <text:p>Существующая во времени материальная реальность <text:span text:style-name="T2">изменяющиеся со </text:span><text:span text:style-name="T2">временем </text:span><text:span text:style-name="T2">материальные </text:span><text:span text:style-name="T2">реальности, </text:span><text:span text:style-name="T2">рождающиеся </text:span><text:span text:style-name="T2">материальные </text:span><text:span text:style-name="T2">реальности</text:span></text:p>
          </table:table-cell>
          <table:table-cell table:style-name="ce3">
            <text:p>Материалистическая философия <text:span text:style-name="T1">механика, физика, </text:span><text:span text:style-name="T1">химия, </text:span><text:span text:style-name="T1">материаловедение </text:span><text:span text:style-name="T1">и прочие</text:span></text:p>
          </table:table-cell>
          <table:table-cell>
            <text:p>Биологическая материальная реальность <text:s text:c="3"/><text:span text:style-name="T2">почвы, вода, воздух </text:span><text:span text:style-name="T2">минеральное сырье </text:span><text:span text:style-name="T2">— как результат </text:span><text:span text:style-name="T2">биологических </text:span><text:span text:style-name="T2">процессов, </text:span><text:span text:style-name="T2">организмы, тела </text:span><text:span text:style-name="T2">биологических </text:span><text:span text:style-name="T2">объектов. </text:span></text:p>
          </table:table-cell>
          <table:table-cell>
            <text:p>Социальная материальная реальность <text:s/><text:span text:style-name="T2">конструкции, <text:s/></text:span><text:span text:style-name="T2">здания и </text:span><text:span text:style-name="T2">сооружения, </text:span><text:span text:style-name="T2">дороги . Машины, </text:span><text:span text:style-name="T2">Механизмы, </text:span><text:span text:style-name="T2">инструменты и </text:span><text:span text:style-name="T2">приспособления, </text:span><text:span text:style-name="T2">инфраструктура </text:span><text:span text:style-name="T2">(ее материальная </text:span><text:span text:style-name="T2">основа)</text:span></text:p>
          </table:table-cell>
          <table:table-cell>
            <text:p>Культурная материальная реальность <text:span text:style-name="T2">материальные </text:span><text:span text:style-name="T2">объекты культуры, </text:span><text:span text:style-name="T2">памятники, </text:span><text:span text:style-name="T2">культурные здания </text:span><text:span text:style-name="T2">и сооружения</text:span></text:p>
          </table:table-cell>
          <table:table-cell>
            <text:p>Политическая материальная реальность <text:s text:c="6"/><text:span text:style-name="T2">сила, власть </text:span><text:span text:style-name="T2">Охраняемая и </text:span><text:span text:style-name="T2">осваиваемая </text:span><text:span text:style-name="T2">материальная </text:span><text:span text:style-name="T2">реальность </text:span><text:span text:style-name="T10"><text:s/></text:span><text:span text:style-name="T10">(климат, например)</text:span></text:p>
          </table:table-cell>
          <table:table-cell>
            <text:p>Предпринимательсткая материальная реальность <text:span text:style-name="T2">созданные в ходе </text:span><text:span text:style-name="T2">деятельности </text:span><text:span text:style-name="T2">материальные </text:span><text:span text:style-name="T2">реальности, </text:span><text:span text:style-name="T2">материальные </text:span><text:span text:style-name="T2">результаты </text:span><text:span text:style-name="T2">бизнеса, товары и </text:span><text:span text:style-name="T2">деньги</text:span></text:p>
          </table:table-cell>
          <table:table-cell>
            <text:p>Идеальная материальная реальность <text:span text:style-name="T2">символические </text:span><text:span text:style-name="T2">материальные </text:span><text:span text:style-name="T2">реальности, </text:span><text:span text:style-name="T2">государственные </text:span><text:span text:style-name="T2">символы, <text:s/></text:span><text:span text:style-name="T2">драгоценности, </text:span><text:span text:style-name="T2">памятники,</text:span></text:p>
            <text:p><text:span text:style-name="T2">идеологизированны</text:span><text:span text:style-name="T2">е вещества и вещи, </text:span><text:span text:style-name="T2">ювелирные изделия </text:span></text:p>
          </table:table-cell>
          <table:table-cell>
            <text:p>Информационная материальная реальность <text:span text:style-name="T2">материальные </text:span><text:span text:style-name="T2">носители </text:span><text:span text:style-name="T2">информации.</text:span></text:p>
            <text:p><text:span text:style-name="T3">бумажные и </text:span><text:span text:style-name="T3">электронные СМИ, </text:span><text:span text:style-name="T3">книги, библиотеки, </text:span><text:span text:style-name="T3">архивы</text:span></text:p>
          </table:table-cell>
          <table:table-cell>
            <text:p>Бытовая материальная реальность <text:span text:style-name="T2">квартира, машина, </text:span><text:span text:style-name="T2">дача, мебель, </text:span><text:span text:style-name="T2">одежда-обувь, </text:span><text:span text:style-name="T2">отопление-</text:span><text:span text:style-name="T2">охлаждение, </text:span><text:span text:style-name="T2">водопровод, </text:span><text:span text:style-name="T2">канализация, связь, </text:span><text:span text:style-name="T2">всякие гизмы, </text:span><text:span text:style-name="T2">дивайсы, бытовой </text:span><text:span text:style-name="T2">инструмент и </text:span><text:span text:style-name="T2">приспособления</text:span></text:p>
          </table:table-cell>
          <table:table-cell>
            <text:p>Сексуальная материальная реальность <text:span text:style-name="T2">сексуальные </text:span><text:span text:style-name="T2">приспособления, </text:span><text:span text:style-name="T2">вещи для секса</text:span></text:p>
          </table:table-cell>
          <table:table-cell>
            <text:p>Мистическая материальная реальность <text:s text:c="5"/><text:span text:style-name="T2">вещи, обладающие </text:span><text:span text:style-name="T2">магическими </text:span><text:span text:style-name="T2">свойствами, </text:span><text:span text:style-name="T2">амулеты и обереги </text:span><text:span text:style-name="T2">и пр.</text:span></text:p>
          </table:table-cell>
          <table:table-cell table:number-columns-repeated="242"/>
        </table:table-row>
        <table:table-row table:style-name="ro1">
          <table:table-cell table:style-name="ce1">
            <text:p>Биологическая реальность</text:p>
          </table:table-cell>
          <table:table-cell>
            <text:p>Распределенные в пространстве биологические реальности <text:span text:style-name="T4">биосфера, </text:span><text:span text:style-name="T4">биоценозы, </text:span><text:span text:style-name="T4">пространственное </text:span><text:span text:style-name="T4">воплощение жизни, </text:span><text:span text:style-name="T4"><text:s/>Экосистемы, </text:span><text:span text:style-name="T4">биологическое </text:span><text:span text:style-name="T4">пространственное </text:span><text:span text:style-name="T4">разнообразие</text:span></text:p>
          </table:table-cell>
          <table:table-cell>
            <text:p>Существующие во времени биологические реальности <text:s text:c="3"/><text:span text:style-name="T4">циклы жизни, </text:span><text:span text:style-name="T4">сукцессии, </text:span><text:span text:style-name="T4">пищевые цепи, </text:span><text:span text:style-name="T4">метаморфизм, <text:s/></text:span><text:span text:style-name="T4">рост, развитие, </text:span><text:span text:style-name="T4">размножение, </text:span><text:span text:style-name="T4">умирание, </text:span><text:span text:style-name="T4">палеонтологическа</text:span><text:span text:style-name="T4">я история</text:span></text:p>
          </table:table-cell>
          <table:table-cell>
            <text:p>Материализованные биологические реальности <text:span text:style-name="T4">Материальное <text:s/></text:span><text:span text:style-name="T4">воплощение </text:span><text:span text:style-name="T4">биологических </text:span><text:span text:style-name="T4">объектов, их </text:span><text:span text:style-name="T4">формы — тела </text:span><text:span text:style-name="T4">(стволы, туши и </text:span><text:span text:style-name="T4">прочее), </text:span><text:span text:style-name="T4">месторождения. </text:span><text:span text:style-name="T4">Лес, почва, </text:span><text:span text:style-name="T4">пустыня и прочее</text:span></text:p>
          </table:table-cell>
          <table:table-cell table:style-name="ce3">
            <text:p>Философия биологии <text:span text:style-name="T1">зоология, ботаника, </text:span><text:span text:style-name="T1">микробиология, </text:span><text:span text:style-name="T1">генетика, </text:span><text:span text:style-name="T1">физиология, </text:span><text:span text:style-name="T1">психология</text:span></text:p>
          </table:table-cell>
          <table:table-cell>
            <text:p>Социализованные биологические реальности <text:s text:c="9"/><text:span text:style-name="T4">еда и питание, сон, </text:span><text:span text:style-name="T4"><text:s/>пищевые и прочие </text:span><text:span text:style-name="T4">зависимости, </text:span><text:span text:style-name="T4">отправление </text:span><text:span text:style-name="T4">естественных </text:span><text:span text:style-name="T4">потребностей, </text:span><text:span text:style-name="T4">Медицина, <text:s/></text:span><text:span text:style-name="T4">здоровье и болезни. </text:span></text:p>
          </table:table-cell>
          <table:table-cell>
            <text:p>Окультуренные биологические реальности <text:span text:style-name="T4">окультуренные </text:span><text:span text:style-name="T4">биологические </text:span><text:span text:style-name="T4">реальности </text:span><text:span text:style-name="T4">(зоопарки, </text:span><text:span text:style-name="T4">сады,поля и прочее)</text:span></text:p>
          </table:table-cell>
          <table:table-cell>
            <text:p>Политизированные биологические реальности <text:span text:style-name="T4">охраняемая живая </text:span><text:span text:style-name="T4">природа, </text:span><text:span text:style-name="T4">осваиваемая <text:s/></text:span><text:span text:style-name="T4">живая природа, </text:span><text:span text:style-name="T4">загрязняемая </text:span><text:span text:style-name="T4">природа </text:span></text:p>
          </table:table-cell>
          <table:table-cell>
            <text:p>Вовлеченные в бизнес биологические реальности <text:span text:style-name="T4">созданные в ходе </text:span><text:span text:style-name="T4">деятельности </text:span><text:span text:style-name="T4">биологические </text:span><text:span text:style-name="T4">реальности , </text:span><text:span text:style-name="T4">биотехнологии. </text:span></text:p>
            <text:p><text:span text:style-name="T7">Сельское </text:span><text:span text:style-name="T7">хозяйство.</text:span></text:p>
          </table:table-cell>
          <table:table-cell>
            <text:p>Идеализированные (сакрализованные) биологические реальности <text:span text:style-name="T4">полезные и вредные </text:span><text:span text:style-name="T4">биологические </text:span><text:span text:style-name="T4">реальности, <text:s/></text:span><text:span text:style-name="T4">охраняемые и </text:span><text:span text:style-name="T4">исчезающие формы </text:span><text:span text:style-name="T4">жизни.</text:span></text:p>
            <text:p><text:span text:style-name="T11"/></text:p>
          </table:table-cell>
          <table:table-cell>
            <text:p>Информационные биологические реальности <text:span text:style-name="T4">биоинформационн</text:span><text:span text:style-name="T4">ые реальности</text:span></text:p>
          </table:table-cell>
          <table:table-cell>
            <text:p>Бытовые биологические реальности <text:span text:style-name="T4">продукты </text:span><text:span text:style-name="T4">питания, </text:span><text:span text:style-name="T4">лекарства, </text:span><text:span text:style-name="T4">домашние </text:span><text:span text:style-name="T4">животные, <text:s/></text:span><text:span text:style-name="T4">паразиты,насеком</text:span><text:span text:style-name="T4">ые, микробы и </text:span><text:span text:style-name="T4">вирусы,</text:span></text:p>
            <text:p><text:span text:style-name="T7">здоровье, болезни в </text:span><text:span text:style-name="T7">бытовом смысле</text:span><text:span text:style-name="T18">.</text:span></text:p>
          </table:table-cell>
          <table:table-cell>
            <text:p>Сексуальные биологические реальности <text:s text:c="7"/><text:span text:style-name="T4">пол, <text:s/>гомо <text:s/>и </text:span><text:span text:style-name="T4">гетеросексуализм, <text:s/></text:span><text:span text:style-name="T4">сексуально- </text:span><text:span text:style-name="T4">привлекательные <text:s/></text:span><text:span text:style-name="T4">биологические </text:span><text:span text:style-name="T4">объекты</text:span></text:p>
          </table:table-cell>
          <table:table-cell>
            <text:p>Мистическая биологическая реальность <text:span text:style-name="T4">волшебные и </text:span><text:span text:style-name="T4">магические формы </text:span><text:span text:style-name="T4">жизни (царевны-</text:span><text:span text:style-name="T4">лягушки, </text:span><text:span text:style-name="T4">единороги, </text:span><text:span text:style-name="T4">аленькие цветочки </text:span><text:span text:style-name="T4">и пр)</text:span></text:p>
          </table:table-cell>
          <table:table-cell table:number-columns-repeated="242"/>
        </table:table-row>
        <table:table-row table:style-name="ro1">
          <table:table-cell table:style-name="ce1">
            <text:p>Социальная реальность</text:p>
          </table:table-cell>
          <table:table-cell>
            <text:p>Распределенная в пространстве социальная реальность <text:s text:c="2"/><text:span text:style-name="T4">страны, <text:s/></text:span><text:span text:style-name="T4">поселения, <text:s text:c="2"/></text:span><text:span text:style-name="T4">социальные </text:span><text:span text:style-name="T4">границы</text:span></text:p>
          </table:table-cell>
          <table:table-cell>
            <text:p>Существующая во времени социальная реальность <text:span text:style-name="T4">события и </text:span><text:span text:style-name="T4">происшествия, </text:span><text:span text:style-name="T4">изменяющаяся во </text:span><text:span text:style-name="T4">времени </text:span><text:span text:style-name="T4">социальная </text:span><text:span text:style-name="T4">реальность</text:span></text:p>
          </table:table-cell>
          <table:table-cell>
            <text:p>Материализованная социальная реальность <text:s text:c="2"/><text:span text:style-name="T4">уровень жизни и </text:span><text:span text:style-name="T4">потребление</text:span></text:p>
          </table:table-cell>
          <table:table-cell>
            <text:p>Биологизированная социальная реальность <text:s text:c="2"/><text:span text:style-name="T4">Семья, </text:span><text:span text:style-name="T4">род, племя, этнос, <text:s/></text:span><text:span text:style-name="T4">жизненный цикл, </text:span><text:span text:style-name="T4">смерть. </text:span><text:span text:style-name="T4">Образование, </text:span><text:span text:style-name="T4">воспитание, </text:span><text:span text:style-name="T4">социализация.</text:span></text:p>
          </table:table-cell>
          <table:table-cell table:style-name="ce3">
            <text:p>Социальная философия <text:span text:style-name="T1">социологии, </text:span><text:span text:style-name="T1">антропология</text:span></text:p>
          </table:table-cell>
          <table:table-cell>
            <text:p>Окультуренная социальная реальность <text:s text:c="5"/><text:span text:style-name="T4">кино, театры, </text:span><text:span text:style-name="T4">музеи и <text:s text:c="2"/>прочее</text:span></text:p>
          </table:table-cell>
          <table:table-cell>
            <text:p>Политизированная социальная реальность <text:span text:style-name="T4">социальная </text:span><text:span text:style-name="T4">структура, </text:span><text:span text:style-name="T4">социальные </text:span><text:span text:style-name="T4">группы, классы и </text:span><text:span text:style-name="T4">сословия</text:span></text:p>
          </table:table-cell>
          <table:table-cell>
            <text:p>Предпринимательская социальная реальность <text:s text:c="6"/><text:span text:style-name="T4">труд, рабочие </text:span><text:span text:style-name="T4">места</text:span></text:p>
          </table:table-cell>
          <table:table-cell>
            <text:p>Идеализированная (сакрализованные) социальная реальность <text:span text:style-name="T4">конфессии, </text:span><text:span text:style-name="T4">субкультуры, </text:span><text:span text:style-name="T4">идеологизированны</text:span><text:span text:style-name="T4">е <text:s/>группы</text:span></text:p>
          </table:table-cell>
          <table:table-cell>
            <text:p>Информационная социальная реальность <text:span text:style-name="T4">информационные </text:span><text:span text:style-name="T4">социальные </text:span><text:span text:style-name="T4">институты: связь </text:span><text:span text:style-name="T4">и символические </text:span><text:span text:style-name="T4">коммуникации, </text:span><text:span text:style-name="T4">телефон и </text:span><text:span text:style-name="T4">интернет</text:span><text:span text:style-name="T6"> </text:span></text:p>
          </table:table-cell>
          <table:table-cell>
            <text:p>Бытовая социальная реальность <text:s text:c="5"/><text:span text:style-name="T4">«свои и чужие», </text:span><text:span text:style-name="T4">начальники и </text:span><text:span text:style-name="T4">подчиненные, </text:span><text:span text:style-name="T4">соседи, </text:span><text:span text:style-name="T4">родственники и </text:span><text:span text:style-name="T4">знакомые, друзья</text:span></text:p>
          </table:table-cell>
          <table:table-cell>
            <text:p>Сексуальная социальная реальность <text:span text:style-name="T4">социальная </text:span><text:span text:style-name="T4">организация </text:span><text:span text:style-name="T4">сексуальных </text:span><text:span text:style-name="T4">отношений — </text:span><text:span text:style-name="T4">публичные дома, <text:s/></text:span><text:span text:style-name="T4">семья как </text:span><text:span text:style-name="T4">сексуальный </text:span><text:span text:style-name="T4">социальный </text:span><text:span text:style-name="T4">институт</text:span></text:p>
          </table:table-cell>
          <table:table-cell>
            <text:p>Мистическая социальная реальность <text:span text:style-name="T4">иерархии колдунов </text:span><text:span text:style-name="T4">и магов, их </text:span><text:span text:style-name="T4">социальная </text:span><text:span text:style-name="T4">организация, </text:span><text:span text:style-name="T4">масоны и жиды, </text:span><text:span text:style-name="T4">буддистские </text:span><text:span text:style-name="T4">монахи,</text:span></text:p>
            <text:p><text:span text:style-name="T7">Трехсторонняя </text:span><text:span text:style-name="T7">комиссия и прочие </text:span><text:span text:style-name="T7">тайные общества</text:span></text:p>
          </table:table-cell>
          <table:table-cell table:number-columns-repeated="242"/>
        </table:table-row>
        <table:table-row table:style-name="ro1">
          <table:table-cell table:style-name="ce1">
            <text:p>Культурная <text:s/>реальность</text:p>
          </table:table-cell>
          <table:table-cell>
            <text:p>Распределенная в пространстве культурная реальность <text:span text:style-name="T4">европейская, </text:span><text:span text:style-name="T4">восточная, </text:span><text:span text:style-name="T4">северная и прочие </text:span><text:span text:style-name="T4">культуры</text:span></text:p>
          </table:table-cell>
          <table:table-cell>
            <text:p>Существующая во времени культурная реальность <text:span text:style-name="T4">исчезнувшие </text:span><text:span text:style-name="T4">культуры, </text:span><text:span text:style-name="T4">возникающие </text:span><text:span text:style-name="T4">культуры, </text:span><text:span text:style-name="T4">актуальные </text:span><text:span text:style-name="T4">культуры</text:span></text:p>
          </table:table-cell>
          <table:table-cell>
            <text:p>Материализованная культурная реальность <text:span text:style-name="T4">материализованны</text:span><text:span text:style-name="T4">е, представленные </text:span><text:span text:style-name="T4">вещами <text:s/>культуры. </text:span><text:span text:style-name="T4">Культуры, </text:span><text:span text:style-name="T4">детерминированны</text:span><text:span text:style-name="T4">е материальной </text:span><text:span text:style-name="T4">реальностью </text:span><text:span text:style-name="T4">(климатом, </text:span><text:span text:style-name="T4">например)</text:span></text:p>
            <text:p><text:span text:style-name="T9"/></text:p>
          </table:table-cell>
          <table:table-cell>
            <text:p>Биологически детерминированные культурные реальности <text:span text:style-name="T5">культуры </text:span><text:span text:style-name="T5">собирателей, </text:span><text:span text:style-name="T5">скотоводов, </text:span><text:span text:style-name="T5">охотников и прочее</text:span></text:p>
          </table:table-cell>
          <table:table-cell>
            <text:p>Социализированная культурная реальность <text:span text:style-name="T5">субкультуры</text:span></text:p>
          </table:table-cell>
          <table:table-cell table:style-name="ce8">
            <text:p><text:span text:style-name="T14">Философия</text:span> <text:span text:style-name="T14">культуры</text:span> <text:span text:style-name="T15">Культурология</text:span></text:p>
          </table:table-cell>
          <table:table-cell>
            <text:p>Политизированная культурная реальность <text:span text:style-name="T5">политические </text:span><text:span text:style-name="T5">культуры</text:span></text:p>
          </table:table-cell>
          <table:table-cell>
            <text:p>Предпринимательская культурная реальность <text:span text:style-name="T5">культуры </text:span><text:span text:style-name="T5">предпринимательс</text:span><text:span text:style-name="T5">тва</text:span></text:p>
          </table:table-cell>
          <table:table-cell>
            <text:p>Идеализированная (сакрализованная) культурная реальность <text:span text:style-name="T5">идеологические </text:span><text:span text:style-name="T5">культуры</text:span></text:p>
          </table:table-cell>
          <table:table-cell>
            <text:p>Информационная культурная реальность <text:span text:style-name="T5">информационные </text:span><text:span text:style-name="T5">культуры</text:span></text:p>
          </table:table-cell>
          <table:table-cell>
            <text:p>Бытовая культурная реальность</text:p>
          </table:table-cell>
          <table:table-cell>
            <text:p>Сексуальная культура</text:p>
          </table:table-cell>
          <table:table-cell>
            <text:p>Мистифицированная культурная реальность</text:p>
          </table:table-cell>
          <table:table-cell table:number-columns-repeated="242"/>
        </table:table-row>
        <table:table-row table:style-name="ro1">
          <table:table-cell table:style-name="ce1">
            <text:p>Политическая реальность</text:p>
          </table:table-cell>
          <table:table-cell>
            <text:p>Пространственная политика <text:span text:style-name="T4">Государства, </text:span><text:span text:style-name="T4">административно-</text:span><text:span text:style-name="T4">территориальное </text:span><text:span text:style-name="T4">деление, </text:span><text:span text:style-name="T4">государственные и </text:span><text:span text:style-name="T4">административны</text:span><text:span text:style-name="T4">е границы, округа, </text:span><text:span text:style-name="T4">межгосударственн</text:span><text:span text:style-name="T4">ые союзы</text:span></text:p>
          </table:table-cell>
          <table:table-cell>
            <text:p>Существующая во времени политическая реальность <text:s/><text:span text:style-name="T4">рабочее время, </text:span><text:span text:style-name="T4">время отдыха, </text:span><text:span text:style-name="T4">система </text:span><text:span text:style-name="T4">праздников, сезоны, </text:span><text:span text:style-name="T4">поясное время, </text:span><text:span text:style-name="T4">декретное время и </text:span><text:span text:style-name="T4">пр.</text:span></text:p>
          </table:table-cell>
          <table:table-cell>
            <text:p>Политика управления материальными ресурсами <text:span text:style-name="T5"><text:s/></text:span><text:span text:style-name="T5">распределительные </text:span><text:span text:style-name="T5">институты</text:span></text:p>
          </table:table-cell>
          <table:table-cell>
            <text:p>Биологизированная политическая реальность. Биологическая политика <text:span text:style-name="T4">регулирование </text:span><text:span text:style-name="T4">рождаемости и </text:span><text:span text:style-name="T4">смертности, </text:span><text:span text:style-name="T4">борьба за здоровый </text:span><text:span text:style-name="T4">образ жизни, </text:span><text:span text:style-name="T4">борьба с </text:span><text:span text:style-name="T4">инфекционными </text:span><text:span text:style-name="T4">болезнями, и пр</text:span></text:p>
          </table:table-cell>
          <table:table-cell>
            <text:p>Социализированная политическая реальность. Социальная политика. <text:span text:style-name="T4">семейная, </text:span><text:span text:style-name="T4">пенсионная, <text:s/></text:span><text:span text:style-name="T4">образовательная и </text:span><text:span text:style-name="T4">пр политики</text:span></text:p>
          </table:table-cell>
          <table:table-cell>
            <text:p>Окультуренная политическая реальность. <text:span text:style-name="T5">Культурная </text:span><text:span text:style-name="T5">политика</text:span>.</text:p>
          </table:table-cell>
          <table:table-cell table:style-name="ce3">
            <text:p>Политическая философия <text:span text:style-name="T1">политология, </text:span><text:span text:style-name="T1">политические </text:span><text:span text:style-name="T1">науки</text:span></text:p>
          </table:table-cell>
          <table:table-cell>
            <text:p>Предпринимательская политическая реальность <text:s/><text:span text:style-name="T4">захваты рынков, </text:span><text:span text:style-name="T4">демпинг, </text:span><text:span text:style-name="T4">рейдерство и, </text:span><text:span text:style-name="T4">прочее</text:span></text:p>
          </table:table-cell>
          <table:table-cell>
            <text:p>Идеализированная политическая реальность</text:p>
          </table:table-cell>
          <table:table-cell>
            <text:p>Информационная политическая реальность</text:p>
          </table:table-cell>
          <table:table-cell>
            <text:p>Бытовая политическая реальность</text:p>
          </table:table-cell>
          <table:table-cell>
            <text:p>Сексуальная политическая реальность</text:p>
          </table:table-cell>
          <table:table-cell>
            <text:p>Мистифицированная политическая реальность</text:p>
          </table:table-cell>
          <table:table-cell table:number-columns-repeated="242"/>
        </table:table-row>
        <table:table-row table:style-name="ro1">
          <table:table-cell table:style-name="ce1">
            <text:p>Предпринимательская реальность</text:p>
          </table:table-cell>
          <table:table-cell>
            <text:p>Распределенная в пространстве предпринимательская реальность<text:span text:style-name="T4"> </text:span><text:span text:style-name="T4">торговля </text:span><text:span text:style-name="T4">пространством, </text:span><text:span text:style-name="T4">землей. Границы </text:span><text:span text:style-name="T4">бизнесов</text:span></text:p>
          </table:table-cell>
          <table:table-cell>
            <text:p>Связанная со временем предпринимательская реальность <text:span text:style-name="T4">фьючерсы, </text:span><text:span text:style-name="T4">прогнозы, </text:span></text:p>
            <text:p><text:span text:style-name="T7">«время- деньги»</text:span></text:p>
          </table:table-cell>
          <table:table-cell>
            <text:p>Материализованная предпринимательская реальность <text:span text:style-name="T4">бизнес с </text:span><text:span text:style-name="T4">материальными </text:span><text:span text:style-name="T4">реальностями -</text:span><text:span text:style-name="T4">вещами и </text:span><text:span text:style-name="T4">веществами</text:span></text:p>
          </table:table-cell>
          <table:table-cell>
            <text:p>Бизнес на биологических объектах <text:span text:style-name="T6"><text:s text:c="4"/></text:span><text:span text:style-name="T4">медицинский </text:span><text:span text:style-name="T4">бизнес, </text:span><text:span text:style-name="T4">сельскохозяйственн</text:span><text:span text:style-name="T4">ый бизнес, спорт </text:span></text:p>
          </table:table-cell>
          <table:table-cell>
            <text:p>Бизнес на “социалке” <text:span text:style-name="T4">социальное </text:span><text:span text:style-name="T4">конструирование, </text:span><text:span text:style-name="T4">проектирование,со</text:span><text:span text:style-name="T4">циальная защита, </text:span><text:span text:style-name="T4">благотворительно</text:span><text:span text:style-name="T4">сть, социальные </text:span><text:span text:style-name="T4">бизнесы — </text:span><text:span text:style-name="T4">торговля <text:s/></text:span><text:span text:style-name="T4">гарантиями </text:span><text:span text:style-name="T4">(страховка)</text:span></text:p>
          </table:table-cell>
          <table:table-cell table:style-name="ce9">
            <text:p>Бизнес на культуре <text:span text:style-name="T4">культурное </text:span><text:span text:style-name="T4">предпринимательс</text:span><text:span text:style-name="T4">тво, бизнес на </text:span><text:span text:style-name="T4">развлечениях, </text:span><text:span text:style-name="T4">бизнес на </text:span><text:span text:style-name="T4">культурных </text:span><text:span text:style-name="T4">потребностях и </text:span><text:span text:style-name="T4">стереотипах</text:span><text:span text:style-name="T5"> </text:span></text:p>
          </table:table-cell>
          <table:table-cell>
            <text:p>Бизнес на политике</text:p>
          </table:table-cell>
          <table:table-cell table:style-name="ce3">
            <text:p>Предпринимательская философия <text:span text:style-name="T1">теория </text:span><text:span text:style-name="T1">деятельности, </text:span><text:span text:style-name="T1">праксеология</text:span></text:p>
          </table:table-cell>
          <table:table-cell table:style-name="ce6">
            <text:p>Бизнес на идеях и ценностях <text:span text:style-name="T5">конструирование </text:span><text:span text:style-name="T5">идей, их продажа, </text:span><text:span text:style-name="T5">конверсия </text:span><text:span text:style-name="T5">ценностей и идей в </text:span><text:span text:style-name="T5">стоимости</text:span></text:p>
          </table:table-cell>
          <table:table-cell table:style-name="ce6">
            <text:p>Бизнес на информации <text:span text:style-name="T4">покупка-продажа </text:span><text:span text:style-name="T4">информации, </text:span><text:span text:style-name="T4">рекламирование, </text:span><text:span text:style-name="T4">создание </text:span><text:span text:style-name="T4">информации</text:span></text:p>
          </table:table-cell>
          <table:table-cell table:style-name="ce6">
            <text:p>Бытовой бизнес <text:span text:style-name="T4">заработать, </text:span><text:span text:style-name="T4">спиздить, купить </text:span><text:span text:style-name="T4">— продать, </text:span><text:span text:style-name="T4">наварить, </text:span><text:span text:style-name="T4">наебать, попилить</text:span></text:p>
          </table:table-cell>
          <table:table-cell>
            <text:p>Бизнес на сексе <text:span text:style-name="T5">проституция, </text:span><text:span text:style-name="T5">торговля </text:span><text:span text:style-name="T5">сексуальными </text:span><text:span text:style-name="T5">образами</text:span></text:p>
          </table:table-cell>
          <table:table-cell>
            <text:p>Бизнес на мистике и магии</text:p>
          </table:table-cell>
          <table:table-cell table:number-columns-repeated="242"/>
        </table:table-row>
        <table:table-row table:style-name="ro1">
          <table:table-cell table:style-name="ce1">
            <text:p>Идеально-ценностная реальность</text:p>
          </table:table-cell>
          <table:table-cell>
            <text:p>Идеи и ценности пространства <text:span text:style-name="T5">изобразительное </text:span><text:span text:style-name="T5">искусство, </text:span><text:span text:style-name="T5">фоторафия, </text:span><text:span text:style-name="T5">ценности </text:span><text:span text:style-name="T5">пространства</text:span></text:p>
          </table:table-cell>
          <table:table-cell>
            <text:p>Идеи времен, дух времени и ценности времени <text:s text:c="2"/><text:s/><text:span text:style-name="T5">ритм, музыка</text:span></text:p>
          </table:table-cell>
          <table:table-cell>
            <text:p>Материалистические идеи и ценности <text:span text:style-name="T4">Идеи </text:span><text:span text:style-name="T4">материальной </text:span><text:span text:style-name="T4">культуры в </text:span><text:span text:style-name="T4">широком смысле, </text:span></text:p>
            <text:p><text:span text:style-name="T4">идеи вещей, </text:span><text:span text:style-name="T4">материальные </text:span><text:span text:style-name="T4">ценности,ценност</text:span><text:span text:style-name="T4">и производства. </text:span><text:span text:style-name="T7">Понятия о нормах </text:span><text:span text:style-name="T7">потребления и его </text:span><text:span text:style-name="T7">ценностях. </text:span><text:span text:style-name="T7">Потребительская </text:span><text:span text:style-name="T7">мораль</text:span></text:p>
          </table:table-cell>
          <table:table-cell>
            <text:p>Биологические идеи и ценности</text:p>
            <text:p><text:span text:style-name="T4">идеи биологических </text:span><text:span text:style-name="T4">потребностей, <text:s text:c="2"/></text:span><text:span text:style-name="T4">идеологизированны</text:span><text:span text:style-name="T4">е запреты и </text:span><text:span text:style-name="T4">ограничения на </text:span><text:span text:style-name="T4">питание, <text:s/>идеи </text:span><text:span text:style-name="T4">здоровья и болезни, </text:span><text:span text:style-name="T4">з Ценность жизни. </text:span><text:span text:style-name="T4">Биологическая </text:span><text:span text:style-name="T4">этика</text:span></text:p>
          </table:table-cell>
          <table:table-cell>
            <text:p>Социальные идеи и ценности <text:span text:style-name="T5">социальные нормы, </text:span><text:span text:style-name="T5">социальная этика</text:span></text:p>
          </table:table-cell>
          <table:table-cell>
            <text:p>Культурные идеи и ценности</text:p>
          </table:table-cell>
          <table:table-cell>
            <text:p>Политические идеи и ценности <text:span text:style-name="T7">идеи </text:span><text:span text:style-name="T7">добра, </text:span><text:span text:style-name="T7">справедливости </text:span><text:span text:style-name="T7">свобода, служение, </text:span><text:span text:style-name="T7">и прочие.Нормы </text:span><text:span text:style-name="T7">политической </text:span><text:span text:style-name="T7">жизни.</text:span></text:p>
            <text:p><text:span text:style-name="T4">Политическая </text:span><text:span text:style-name="T4">этика этика</text:span></text:p>
          </table:table-cell>
          <table:table-cell>
            <text:p>Предпринимательские идеи и ценности <text:s text:c="9"/><text:span text:style-name="T4">Идеи </text:span><text:span text:style-name="T4">эффективности, </text:span><text:span text:style-name="T4">наживы, и прочее,</text:span></text:p>
            <text:p><text:span text:style-name="T4">идеи – схемы </text:span><text:span text:style-name="T4">бизнесов</text:span></text:p>
            <text:p><text:span text:style-name="T7">ценности <text:s/></text:span><text:span text:style-name="T7">предпринимательс</text:span><text:span text:style-name="T7">тва, идеи товаров </text:span><text:span text:style-name="T7">и денег. Нормы </text:span><text:span text:style-name="T7">предпринимательс</text:span><text:span text:style-name="T7">кой деятельности, </text:span><text:span text:style-name="T7">бизнес-мораль</text:span></text:p>
          </table:table-cell>
          <table:table-cell table:style-name="ce3">
            <text:p>Идеалистическая философия <text:span text:style-name="T16">литературная и </text:span><text:span text:style-name="T16">художественная </text:span><text:span text:style-name="T16">критики, </text:span><text:span text:style-name="T16">искусствознание</text:span></text:p>
          </table:table-cell>
          <table:table-cell>
            <text:p>Идеи и ценности информационной реальности <text:span text:style-name="T5">информационная </text:span><text:span text:style-name="T5">этика</text:span></text:p>
          </table:table-cell>
          <table:table-cell>
            <text:p>Бытовые идеи и <text:s/>ценности <text:s text:c="3"/><text:span text:style-name="T4">пожрать, </text:span><text:span text:style-name="T4">поспать, </text:span><text:span text:style-name="T4">развлечься, выпить </text:span><text:span text:style-name="T4">и закусить, </text:span><text:span text:style-name="T4">покурить и </text:span><text:span text:style-name="T4">вмазать <text:s/>. </text:span><text:span text:style-name="T4">Бытовая мораль</text:span></text:p>
          </table:table-cell>
          <table:table-cell>
            <text:p>Сексуальные идеи и ценности</text:p>
          </table:table-cell>
          <table:table-cell>
            <text:p>Мистические и магические идеи и ценности</text:p>
          </table:table-cell>
          <table:table-cell table:number-columns-repeated="242"/>
        </table:table-row>
        <table:table-row table:style-name="ro1">
          <table:table-cell table:style-name="ce1">
            <text:p>Информационная реальность</text:p>
          </table:table-cell>
          <table:table-cell>
            <text:p>Информация о пространстве <text:span text:style-name="T4">карты, схемы, </text:span><text:span text:style-name="T4">разметки дорог, </text:span><text:span text:style-name="T4">указатели и </text:span><text:span text:style-name="T4">прочее, системы </text:span><text:span text:style-name="T4">координат, GPS-</text:span><text:span text:style-name="T4">навигация</text:span></text:p>
          </table:table-cell>
          <table:table-cell>
            <text:p>Информация о времени <text:s text:c="8"/><text:span text:style-name="T5">точное время, </text:span><text:span text:style-name="T5">поясное время, </text:span><text:span text:style-name="T5">времена года- </text:span><text:span text:style-name="T5">сезоны</text:span></text:p>
          </table:table-cell>
          <table:table-cell>
            <text:p>Информация о материальных объектах <text:s text:c="5"/><text:span text:style-name="T5">реклама вещей и </text:span><text:span text:style-name="T5">веществ. </text:span><text:span text:style-name="T4">Информация о </text:span><text:span text:style-name="T4">погоде и </text:span><text:span text:style-name="T4">природных явлений </text:span><text:span text:style-name="T4">типа магнитных </text:span><text:span text:style-name="T4">бурь. Новости </text:span><text:span text:style-name="T4">материального </text:span><text:span text:style-name="T4">мира,</text:span></text:p>
          </table:table-cell>
          <table:table-cell>
            <text:p>Биологическая информация <text:s/><text:span text:style-name="T6">б</text:span><text:span text:style-name="T4">иологические и </text:span><text:span text:style-name="T4">медицинские </text:span><text:span text:style-name="T4">справочники и </text:span><text:span text:style-name="T4">прочее. <text:s/></text:span><text:span text:style-name="T4">Информация о </text:span><text:span text:style-name="T4">биологических </text:span><text:span text:style-name="T4">опасностях.</text:span></text:p>
            <text:p><text:span text:style-name="T4">Новости о </text:span><text:span text:style-name="T4">биологической </text:span><text:span text:style-name="T4">реальности. </text:span><text:span text:style-name="T4">Реклама здоровья, </text:span><text:span text:style-name="T4">чистоты и пр.</text:span></text:p>
          </table:table-cell>
          <table:table-cell>
            <text:p>Социальная информация</text:p>
            <text:p><text:span text:style-name="T7">социальная </text:span><text:span text:style-name="T7">статистика, </text:span><text:span text:style-name="T7">социологические и </text:span><text:span text:style-name="T7">прочие </text:span><text:span text:style-name="T7">обследования, </text:span><text:span text:style-name="T7">новости о </text:span><text:span text:style-name="T7">социальной </text:span><text:span text:style-name="T7">реальности, в том </text:span><text:span text:style-name="T7">числе местные, </text:span><text:span text:style-name="T7">вроде смертей, </text:span><text:span text:style-name="T7">браков и разводов. </text:span><text:span text:style-name="T7">Социальная </text:span><text:span text:style-name="T7">реклама</text:span><text:span text:style-name="T11"><text:tab/></text:span></text:p>
            <text:p><text:span text:style-name="T12"/></text:p>
          </table:table-cell>
          <table:table-cell>
            <text:p>Культурная информация <text:span text:style-name="T5">информация о </text:span><text:span text:style-name="T5">событиях </text:span><text:span text:style-name="T5">культуры</text:span></text:p>
          </table:table-cell>
          <table:table-cell>
            <text:p>Политическая информация <text:span text:style-name="T4">информационные </text:span><text:span text:style-name="T4">поводы, </text:span><text:span text:style-name="T4">политические </text:span><text:span text:style-name="T4">новости. </text:span><text:span text:style-name="T4">Политическая </text:span><text:span text:style-name="T4">реклама</text:span></text:p>
          </table:table-cell>
          <table:table-cell>
            <text:p>Бизнес-информация <text:span text:style-name="T5">индексы деловой </text:span><text:span text:style-name="T5">активности, цены, </text:span><text:span text:style-name="T5">прогнозы и пр</text:span></text:p>
          </table:table-cell>
          <table:table-cell>
            <text:p>Информация о идеях и ценностях</text:p>
          </table:table-cell>
          <table:table-cell table:style-name="ce3">
            <text:p>Информационная философия <text:s text:c="3"/><text:span text:style-name="T17"><text:s/></text:span><text:span text:style-name="T1">теория </text:span><text:span text:style-name="T1">информации</text:span></text:p>
          </table:table-cell>
          <table:table-cell>
            <text:p>Бытовая информация <text:s text:c="2"/><text:span text:style-name="T4">слухи, сплетни, </text:span><text:span text:style-name="T4">истории из жизни </text:span><text:span text:style-name="T4">звезд, анекдоты.</text:span><text:span text:style-name="T6"> </text:span></text:p>
          </table:table-cell>
          <table:table-cell>
            <text:p>Информация о сексуальной реальности <text:span text:style-name="T5">порнуха, </text:span><text:span text:style-name="T5">сексуальное </text:span><text:span text:style-name="T5">просвещение и </text:span><text:span text:style-name="T5">прочее</text:span></text:p>
          </table:table-cell>
          <table:table-cell>
            <text:p>Информация о мистической реальности <text:span text:style-name="T5">гороскопы, тайные </text:span><text:span text:style-name="T5">знаки, приметы </text:span><text:span text:style-name="T5">шифрованные </text:span><text:span text:style-name="T5">тексты и пр</text:span></text:p>
          </table:table-cell>
          <table:table-cell table:number-columns-repeated="242"/>
        </table:table-row>
        <table:table-row table:style-name="ro1">
          <table:table-cell table:style-name="ce1">
            <text:p>бытовая реальность</text:p>
          </table:table-cell>
          <table:table-cell table:style-name="ce6">
            <text:p><text:span text:style-name="T6">Быт в пространстве </text:span><text:span text:style-name="T4">преодоление <text:s/></text:span><text:span text:style-name="T4">пространства в </text:span><text:span text:style-name="T4">быту — на работу </text:span><text:span text:style-name="T4">и с работы, домой </text:span><text:span text:style-name="T4">и на дачу, в гости и </text:span><text:span text:style-name="T4">в ресторан, в </text:span><text:span text:style-name="T4">магазин и пр., </text:span><text:span text:style-name="T4">транспорт, </text:span><text:span text:style-name="T4">обустройство </text:span><text:span text:style-name="T4">пространства</text:span></text:p>
          </table:table-cell>
          <table:table-cell>
            <text:p>Быт во времени <text:span text:style-name="T4">временные </text:span><text:span text:style-name="T4">затраты на </text:span><text:span text:style-name="T4">работу, на отдых, </text:span><text:span text:style-name="T4">на развлечение, на </text:span><text:span text:style-name="T4">сон и прочее</text:span></text:p>
          </table:table-cell>
          <table:table-cell>
            <text:p>Материализованный быт <text:s text:c="11"/><text:span text:style-name="T5">уровень жизни и </text:span><text:span text:style-name="T5">потребления </text:span><text:span text:style-name="T5">материальных благ</text:span></text:p>
          </table:table-cell>
          <table:table-cell>
            <text:p>Биологический быт <text:s/><text:span text:style-name="T4">состояние </text:span><text:span text:style-name="T4">здоровья, лечение -</text:span><text:span text:style-name="T4">процедуры, прием </text:span><text:span text:style-name="T4">лекарств, </text:span><text:span text:style-name="T4">структура </text:span><text:span text:style-name="T4">питания-диета, </text:span><text:span text:style-name="T4">организация </text:span><text:span text:style-name="T4">отдыха и сна</text:span></text:p>
          </table:table-cell>
          <table:table-cell>
            <text:p>Социальный быт <text:s/><text:span text:style-name="T4">семейные и </text:span><text:span text:style-name="T4">родственные, </text:span><text:span text:style-name="T4">дружеские, </text:span><text:span text:style-name="T4">враждебные </text:span><text:span text:style-name="T4">отношения, <text:s/></text:span></text:p>
          </table:table-cell>
          <table:table-cell>
            <text:p>Культурный быт <text:span text:style-name="T5">театр, кино, ТВ, </text:span><text:span text:style-name="T5">развлечения и </text:span><text:span text:style-name="T5">прочее</text:span></text:p>
          </table:table-cell>
          <table:table-cell>
            <text:p>Политический быт <text:span text:style-name="T6">политические </text:span><text:span text:style-name="T4">споры и разговоры, </text:span><text:span text:style-name="T4">собрания и </text:span><text:span text:style-name="T4">встречи, союзы и </text:span><text:span text:style-name="T4">соглашения</text:span></text:p>
          </table:table-cell>
          <table:table-cell>
            <text:p>Предпринимательский быт <text:s text:c="6"/><text:span text:style-name="T4">деловые встречи, </text:span><text:span text:style-name="T4">знакомства и </text:span><text:span text:style-name="T4">связи, деловые </text:span><text:span text:style-name="T4">контакты в бане, </text:span><text:span text:style-name="T4">ресторане, на </text:span><text:span text:style-name="T4">охоте, совместный </text:span><text:span text:style-name="T4">отдых партнеров</text:span></text:p>
          </table:table-cell>
          <table:table-cell>
            <text:p>Идеологический быт <text:s text:c="17"/><text:span text:style-name="T4">походы в церковь </text:span><text:span text:style-name="T4">или к святым </text:span><text:span text:style-name="T4">местам, <text:s/>посиделки </text:span><text:span text:style-name="T4"><text:s/>обсуждением </text:span><text:span text:style-name="T4">судеб родины</text:span></text:p>
          </table:table-cell>
          <table:table-cell>
            <text:p>Информационный быт <text:s text:c="9"/><text:span text:style-name="T5">смотрение ТВ, </text:span><text:span text:style-name="T5">радио, чтение </text:span><text:span text:style-name="T5">газет, поиски </text:span><text:span text:style-name="T5">информации в сети</text:span></text:p>
          </table:table-cell>
          <table:table-cell table:style-name="ce3">
            <text:p>Обывательская философия</text:p>
          </table:table-cell>
          <table:table-cell>
            <text:p>Сексуальный быт <text:span text:style-name="T5">привычный и </text:span><text:span text:style-name="T5">экстремальный </text:span><text:span text:style-name="T5">секс</text:span></text:p>
          </table:table-cell>
          <table:table-cell>
            <text:p>Мистически-магический быт <text:s/><text:span text:style-name="T4">исполнение </text:span><text:span text:style-name="T4">магических обрядов </text:span><text:span text:style-name="T4">вроде «плюнь через </text:span><text:span text:style-name="T4">левое плечо», </text:span><text:span text:style-name="T4">номера на машины </text:span><text:span text:style-name="T4">с мистическими </text:span><text:span text:style-name="T4">наборами цифр и </text:span><text:span text:style-name="T4">прочее </text:span><text:span text:style-name="T4">отслеживание при</text:span></text:p>
          </table:table-cell>
          <table:table-cell table:number-columns-repeated="242"/>
        </table:table-row>
        <table:table-row table:style-name="ro1">
          <table:table-cell table:style-name="ce1">
            <text:p>Сексуальная реальность</text:p>
          </table:table-cell>
          <table:table-cell>
            <text:p>Секс в пространстве <text:span text:style-name="T5">пространственно </text:span><text:span text:style-name="T5">различающиеся </text:span><text:span text:style-name="T5">сексуальные </text:span><text:span text:style-name="T5">практики </text:span><text:span text:style-name="T5">(восточные, </text:span><text:span text:style-name="T5">западные <text:s/>пр)</text:span></text:p>
          </table:table-cell>
          <table:table-cell>
            <text:p>Секс во времени <text:span text:style-name="T4">доисторический </text:span><text:span text:style-name="T4">секс, современный </text:span><text:span text:style-name="T4">секс, ситуативный </text:span><text:span text:style-name="T4">секс</text:span></text:p>
          </table:table-cell>
          <table:table-cell>
            <text:p>Материализованная сексуальная реальность <text:span text:style-name="T5">сексапильность</text:span></text:p>
          </table:table-cell>
          <table:table-cell>
            <text:p>Биологизированная сексуальная реальность <text:span text:style-name="T5">потенция</text:span></text:p>
          </table:table-cell>
          <table:table-cell>
            <text:p>Социализированная сексуальная реальность <text:span text:style-name="T5">семейный секс, </text:span><text:span text:style-name="T5">промискуитет и </text:span><text:span text:style-name="T5">прочее</text:span></text:p>
          </table:table-cell>
          <table:table-cell>
            <text:p>Культурный секс <text:s text:c="4"/><text:span text:style-name="T5"><text:s/>секс, </text:span><text:span text:style-name="T5">определенный </text:span><text:span text:style-name="T5">культурными </text:span><text:span text:style-name="T5">нормами</text:span></text:p>
          </table:table-cell>
          <table:table-cell>
            <text:p>Политизированный секс <text:s text:c="5"/><text:span text:style-name="T5">политическая </text:span><text:span text:style-name="T5">проституция</text:span></text:p>
          </table:table-cell>
          <table:table-cell table:style-name="ce12">
            <text:p>Коммерческий секс, проституция</text:p>
          </table:table-cell>
          <table:table-cell>
            <text:p>Идеологизированный секс <text:s text:c="5"/><text:span text:style-name="T5">тантризм и прочее</text:span></text:p>
          </table:table-cell>
          <table:table-cell>
            <text:p>Информационный секс <text:s text:c="13"/><text:span text:style-name="T5">эротика, порнуха</text:span></text:p>
          </table:table-cell>
          <table:table-cell>
            <text:p>Бытовой секс</text:p>
          </table:table-cell>
          <table:table-cell table:style-name="ce3">
            <text:p>Сексуальная философия <text:span text:style-name="T19">сексология</text:span></text:p>
          </table:table-cell>
          <table:table-cell>
            <text:p>Мистифицированная сексуальная реальность <text:span text:style-name="T5">магический секс, </text:span><text:span text:style-name="T5">обрядовый секс</text:span></text:p>
          </table:table-cell>
          <table:table-cell table:number-columns-repeated="242"/>
        </table:table-row>
        <table:table-row table:style-name="ro1">
          <table:table-cell table:style-name="ce1">
            <text:p>Мистическая реальность</text:p>
          </table:table-cell>
          <table:table-cell>
            <text:p>Мистика и магия в пространстве <text:span text:style-name="T5">магическая </text:span><text:span text:style-name="T5">трансформация </text:span><text:span text:style-name="T5">пространства</text:span></text:p>
          </table:table-cell>
          <table:table-cell>
            <text:p>Мистика и магия времени <text:span text:style-name="T5">воздействие на </text:span><text:span text:style-name="T5">время, </text:span><text:span text:style-name="T5">путешествия в </text:span><text:span text:style-name="T5">прошлое и будущее</text:span></text:p>
          </table:table-cell>
          <table:table-cell>
            <text:p>Мистика и магия с материальной реальностью <text:span text:style-name="T6">трансмутации </text:span><text:span text:style-name="T6">элементов, </text:span><text:span text:style-name="T6">превращение </text:span><text:span text:style-name="T6">одних матери </text:span><text:span text:style-name="T6">альных </text:span><text:span text:style-name="T6">реальностей <text:s/>в </text:span><text:span text:style-name="T6">другие, </text:span></text:p>
          </table:table-cell>
          <table:table-cell>
            <text:p>Биологическая мистика и магия <text:span text:style-name="T4">превращение одних </text:span><text:span text:style-name="T4">форм жизни в </text:span><text:span text:style-name="T4">другие, заговоры </text:span><text:span text:style-name="T4">от болезней, </text:span><text:span text:style-name="T4">магическое </text:span><text:span text:style-name="T4">оживление и </text:span><text:span text:style-name="T4">убиение</text:span></text:p>
          </table:table-cell>
          <table:table-cell>
            <text:p>Социальная мистика и магия <text:span text:style-name="T4">привороты, </text:span><text:span text:style-name="T4">заговоры, и пр. </text:span><text:span text:style-name="T4">колдовство как </text:span><text:span text:style-name="T4">социальные </text:span><text:span text:style-name="T4">действия</text:span></text:p>
          </table:table-cell>
          <table:table-cell>
            <text:p>Культурная мистика и магия <text:span text:style-name="T4">принятые в </text:span><text:span text:style-name="T4">культуре </text:span><text:span text:style-name="T4">магические </text:span><text:span text:style-name="T4">действия, ритуалы </text:span><text:span text:style-name="T4">(такие как </text:span><text:span text:style-name="T4">“спасибо”, </text:span><text:span text:style-name="T4">“пожалуйста”, </text:span><text:span text:style-name="T4">рукопожатия и </text:span><text:span text:style-name="T4">поцелуи</text:span></text:p>
          </table:table-cell>
          <table:table-cell>
            <text:p>Политическая мистика и магия <text:span text:style-name="T4">заколдовывание </text:span><text:span text:style-name="T4">политических </text:span><text:span text:style-name="T4">противников и </text:span><text:span text:style-name="T4">вербовка </text:span><text:span text:style-name="T4">союзников. </text:span><text:span text:style-name="T4">Собрания тайных </text:span><text:span text:style-name="T4">обществ</text:span></text:p>
          </table:table-cell>
          <table:table-cell>
            <text:p>Предпринимательская мистика и магия <text:s text:c="10"/><text:span text:style-name="T4">деловое </text:span><text:span text:style-name="T4">колдовство: </text:span><text:span text:style-name="T4">заколдовывание </text:span><text:span text:style-name="T4">партнеров и </text:span><text:span text:style-name="T4">конкурентов</text:span></text:p>
          </table:table-cell>
          <table:table-cell>
            <text:p>Идеологическая мистика и магия <text:span text:style-name="T4">черная и белая </text:span><text:span text:style-name="T4">магии, злое и </text:span><text:span text:style-name="T4">доброе колдовство, </text:span><text:span text:style-name="T4">мистическая </text:span><text:span text:style-name="T4">борьба добра и зла, </text:span><text:span text:style-name="T4">инь и янь.</text:span></text:p>
          </table:table-cell>
          <table:table-cell>
            <text:p>Информационная мистика и магия <text:s/><text:span text:style-name="T4">25 кадр, <text:s/>реклама </text:span><text:span text:style-name="T4">колдунов, магов, </text:span><text:span text:style-name="T4">передачи о тайных </text:span><text:span text:style-name="T4">обществах и </text:span><text:span text:style-name="T4">прочем</text:span></text:p>
          </table:table-cell>
          <table:table-cell>
            <text:p>Бытовая мистика и магия <text:s text:c="8"/><text:span text:style-name="T4">заговоры, </text:span><text:span text:style-name="T4">приметы, </text:span><text:span text:style-name="T4">магические </text:span><text:span text:style-name="T4">запреты на </text:span><text:span text:style-name="T4">бытовые действия</text:span></text:p>
          </table:table-cell>
          <table:table-cell>
            <text:p>Сексуальная мистика и магия <text:span text:style-name="T4">привороты — </text:span><text:span text:style-name="T4">отвороты, </text:span><text:span text:style-name="T4">увеличение -</text:span><text:span text:style-name="T4">уменьшение </text:span><text:span text:style-name="T4">потенции,сексапил</text:span><text:span text:style-name="T4">ьности, любовные </text:span><text:span text:style-name="T4">заговоры</text:span></text:p>
          </table:table-cell>
          <table:table-cell table:style-name="ce3">
            <text:p>Философия мистики и магии</text:p>
          </table:table-cell>
          <table:table-cell table:number-columns-repeated="242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1">21.8.09</text:date>, <text:time>11:36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Unix)</meta:generator>
    <!--645(Build:8693)-->
    <meta:initial-creator>simon_kordonskij</meta:initial-creator>
    <meta:creation-date>2009-08-21T11:33:37</meta:creation-date>
    <dc:creator>simon_kordonskij</dc:creator>
    <dc:date>2009-08-21T11:36:27</dc:date>
    <dc:language>ru-RU</dc:language>
    <meta:editing-cycles>2</meta:editing-cycles>
    <meta:editing-duration>PT2M51S</meta:editing-duration>
    <meta:user-defined meta:name="Info 1"/>
    <meta:user-defined meta:name="Info 2"/>
    <meta:user-defined meta:name="Info 3"/>
    <meta:user-defined meta:name="Info 4"/>
    <meta:document-statistic meta:table-count="1" meta:cell-count="196"/>
  </office:meta>
</office:document-meta>
</file>